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adornments="9" style:font-pitch="fixed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3.812cm" style:use-optimal-column-width="false"/>
    </style:style>
    <style:style style:name="co2" style:family="table-column">
      <style:table-column-properties style:column-width="5.079cm" style:use-optimal-column-width="false"/>
    </style:style>
    <style:style style:name="co3" style:family="table-column">
      <style:table-column-properties style:column-width="5.078cm" style:use-optimal-column-width="false"/>
    </style:style>
    <style:style style:name="co4" style:family="table-column">
      <style:table-column-properties style:column-width="3.81cm" style:use-optimal-column-width="false"/>
    </style:style>
    <style:style style:name="co5" style:family="table-column">
      <style:table-column-properties style:column-width="5.08cm" style:use-optimal-column-width="false"/>
    </style:style>
    <style:style style:name="co6" style:family="table-column">
      <style:table-column-properties style:column-width="3.821cm" style:use-optimal-column-width="false"/>
    </style:style>
    <style:style style:name="co7" style:family="table-column">
      <style:table-column-properties style:column-width="5.069cm" style:use-optimal-column-width="false"/>
    </style:style>
    <style:style style:name="ro1" style:family="table-row">
      <style:table-row-properties style:row-height="2.033cm" style:use-optimal-row-height="false"/>
    </style:style>
    <style:style style:name="ro2" style:family="table-row">
      <style:table-row-properties style:row-height="2.032cm" style:use-optimal-row-height="false"/>
    </style:style>
    <style:style style:name="ce1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left="0.01cm 0.07cm 0.01cm" style:border-line-width-top="0.01cm 0.07cm 0.01cm" style:border-line-width-bottom="0.01cm 0.07cm 0.01cm" fo:border-left="2.55pt double-thin #000000" fo:border-right="0.28pt solid #000000" fo:border-top="2.55pt double-thin #000000" fo:border-bottom="2.55pt double-thin #000000" style:text-autospace="ideograph-alpha" style:punctuation-wrap="simple" style:line-break="strict" loext:tab-stop-distance="0cm">
        <style:tab-stops/>
      </style:paragraph-properties>
      <style:text-properties style:font-name="Ubuntu Mono1" fo:font-size="9pt" fo:font-style="normal" fo:font-weight="bold" style:font-weight-asian="bold" style:font-weight-complex="bold" fo:hyphenate="false" loext:hyphenation-no-caps="false" loext:hyphenation-no-last-word="false"/>
    </style:style>
    <style:style style:name="ce2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right="0.01cm 0.07cm 0.01cm" style:border-line-width-top="0.01cm 0.07cm 0.01cm" style:border-line-width-bottom="0.01cm 0.07cm 0.01cm" fo:border-left="none" fo:border-right="2.55pt double-thin #000000" fo:border-top="2.55pt double-thin #000000" fo:border-bottom="2.55pt double-thin #000000" style:text-autospace="ideograph-alpha" style:punctuation-wrap="simple" style:line-break="strict" loext:tab-stop-distance="0cm">
        <style:tab-stops/>
      </style:paragraph-properties>
      <style:text-properties style:font-name="Ubuntu Mono1" fo:font-size="9pt" fo:font-style="normal" fo:font-weight="bold" style:font-weight-asian="bold" style:font-weight-complex="bold" fo:hyphenate="false" loext:hyphenation-no-caps="false" loext:hyphenation-no-last-word="false"/>
    </style:style>
    <style:style style:name="ce3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left="0.01cm 0.07cm 0.01cm" style:border-line-width-top="0.01cm 0.07cm 0.01cm" style:border-line-width-bottom="0.01cm 0.07cm 0.01cm" fo:border-left="2.55pt double-thin #000000" fo:border-right="0.28pt solid #000000" fo:border-top="2.55pt double-thin #000000" fo:border-bottom="2.55pt double-thin #000000" style:text-autospace="ideograph-alpha" style:punctuation-wrap="simple" style:line-break="strict" loext:tab-stop-distance="0cm">
        <style:tab-stops/>
      </style:paragraph-properties>
      <style:text-properties style:font-name="Ubuntu Mono" fo:font-size="9pt" fo:font-style="normal" fo:font-weight="bold" style:font-weight-asian="bold" style:font-weight-complex="bold" fo:hyphenate="false" loext:hyphenation-no-caps="false" loext:hyphenation-no-last-word="false"/>
    </style:style>
    <style:style style:name="P1" style:family="paragraph">
      <style:paragraph-properties fo:text-align="center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7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9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89cm" svg:height="2.032cm" svg:x="1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BRAND</text:span></text:p>
                <text:p text:style-name="P1"><text:span text:style-name="T1">PRODUCT LINE</text:span></text:p>
                <text:p text:style-name="P1"><text:span text:style-name="T1">SKU</text:span></text:p>
              </table:table-cell>
              <table:table-cell table:style-name="ce2">
                <text:p text:style-name="P1"><text:span text:style-name="T1">MATERIAL</text:span></text:p>
                <text:p text:style-name="P1"><text:span text:style-name="T1">DIA" (DIA mm)</text:span></text:p>
                <text:p text:style-name="P1"><text:span text:style-name="T2"/></text:p>
                <text:p text:style-name="P1"><text:span text:style-name="T1">MBS: ?,??? lbs (??.? kN)</text:span></text:p>
                <text:p text:style-name="P1"><text:span text:style-name="T1">WLL: ?,??? lbs (??.? kN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8.889cm" svg:height="2.032cm" svg:x="1cm" svg:y="3.794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>
              <table:table-cell table:style-name="ce1">
                <text:p text:style-name="P1"><text:span text:style-name="T1">BRAND</text:span></text:p>
                <text:p text:style-name="P1"><text:span text:style-name="T1">PRODUCT LINE</text:span></text:p>
                <text:p text:style-name="P1"><text:span text:style-name="T1">SKU</text:span></text:p>
              </table:table-cell>
              <table:table-cell table:style-name="ce2">
                <text:p text:style-name="P1"><text:span text:style-name="T1">MATERIAL</text:span></text:p>
                <text:p text:style-name="P1"><text:span text:style-name="T1">DIA" (DIA mm)</text:span></text:p>
                <text:p text:style-name="P1"><text:span text:style-name="T2"/></text:p>
                <text:p text:style-name="P1"><text:span text:style-name="T1">MBS: ?,??? lbs (??.? kN)</text:span></text:p>
                <text:p text:style-name="P1"><text:span text:style-name="T1">WLL: ?,??? lbs (??.? kN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8.889cm" svg:height="2.032cm" svg:x="1cm" svg:y="6.58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>
              <table:table-cell table:style-name="ce1">
                <text:p text:style-name="P1"><text:span text:style-name="T1">BRAND</text:span></text:p>
                <text:p text:style-name="P1"><text:span text:style-name="T1">PRODUCT LINE</text:span></text:p>
                <text:p text:style-name="P1"><text:span text:style-name="T1">SKU</text:span></text:p>
              </table:table-cell>
              <table:table-cell table:style-name="ce2">
                <text:p text:style-name="P1"><text:span text:style-name="T1">MATERIAL</text:span></text:p>
                <text:p text:style-name="P1"><text:span text:style-name="T1">DIA" (DIA mm)</text:span></text:p>
                <text:p text:style-name="P1"><text:span text:style-name="T2"/></text:p>
                <text:p text:style-name="P1"><text:span text:style-name="T1">MBS: ?,??? lbs (??.? kN)</text:span></text:p>
                <text:p text:style-name="P1"><text:span text:style-name="T1">WLL: ?,??? lbs (??.? kN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layer="layout" svg:width="8.889cm" svg:height="2.032cm" svg:x="1cm" svg:y="9.382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>
              <table:table-cell table:style-name="ce3">
                <text:p text:style-name="P1"><text:span text:style-name="T1">BRAND</text:span></text:p>
                <text:p text:style-name="P1"><text:span text:style-name="T1">PRODUCT LINE</text:span></text:p>
                <text:p text:style-name="P1"><text:span text:style-name="T1">SKU</text:span></text:p>
              </table:table-cell>
              <table:table-cell table:style-name="ce2">
                <text:p text:style-name="P1"><text:span text:style-name="T1">MATERIAL</text:span></text:p>
                <text:p text:style-name="P1"><text:span text:style-name="T1">DIA" (DIA mm)</text:span></text:p>
                <text:p text:style-name="P1"><text:span text:style-name="T2"/></text:p>
                <text:p text:style-name="P1"><text:span text:style-name="T1">MBS: ?,??? lbs (??.? kN)</text:span></text:p>
                <text:p text:style-name="P1"><text:span text:style-name="T1">WLL: ?,??? lbs (??.? kN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layer="layout" svg:width="8.889cm" svg:height="2.032cm" svg:x="1cm" svg:y="12.176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>
              <table:table-cell table:style-name="ce3">
                <text:p text:style-name="P1"><text:span text:style-name="T1">BRAND</text:span></text:p>
                <text:p text:style-name="P1"><text:span text:style-name="T1">PRODUCT LINE</text:span></text:p>
                <text:p text:style-name="P1"><text:span text:style-name="T1">SKU</text:span></text:p>
              </table:table-cell>
              <table:table-cell table:style-name="ce2">
                <text:p text:style-name="P1"><text:span text:style-name="T1">MATERIAL</text:span></text:p>
                <text:p text:style-name="P1"><text:span text:style-name="T1">DIA" (DIA mm)</text:span></text:p>
                <text:p text:style-name="P1"><text:span text:style-name="T2"/></text:p>
                <text:p text:style-name="P1"><text:span text:style-name="T1">MBS: ?,??? lbs (??.? kN)</text:span></text:p>
                <text:p text:style-name="P1"><text:span text:style-name="T1">WLL: ?,??? lbs (??.? kN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layer="layout" svg:width="8.889cm" svg:height="2.032cm" svg:x="1cm" svg:y="14.97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>
              <table:table-cell table:style-name="ce3">
                <text:p text:style-name="P1"><text:span text:style-name="T1">BRAND</text:span></text:p>
                <text:p text:style-name="P1"><text:span text:style-name="T1">PRODUCT LINE</text:span></text:p>
                <text:p text:style-name="P1"><text:span text:style-name="T1">SKU</text:span></text:p>
              </table:table-cell>
              <table:table-cell table:style-name="ce2">
                <text:p text:style-name="P1"><text:span text:style-name="T1">MATERIAL</text:span></text:p>
                <text:p text:style-name="P1"><text:span text:style-name="T1">DIA" (DIA mm)</text:span></text:p>
                <text:p text:style-name="P1"><text:span text:style-name="T2"/></text:p>
                <text:p text:style-name="P1"><text:span text:style-name="T1">MBS: ?,??? lbs (??.? kN)</text:span></text:p>
                <text:p text:style-name="P1"><text:span text:style-name="T1">WLL: ?,??? lbs (??.? kN)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layer="layout" svg:width="8.889cm" svg:height="2.031cm" svg:x="1cm" svg:y="17.764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2">
              <table:table-cell table:style-name="ce3">
                <text:p text:style-name="P1"><text:span text:style-name="T1">BRAND</text:span></text:p>
                <text:p text:style-name="P1"><text:span text:style-name="T1">PRODUCT LINE</text:span></text:p>
                <text:p text:style-name="P1"><text:span text:style-name="T1">SKU</text:span></text:p>
              </table:table-cell>
              <table:table-cell table:style-name="ce2">
                <text:p text:style-name="P1"><text:span text:style-name="T1">MATERIAL</text:span></text:p>
                <text:p text:style-name="P1"><text:span text:style-name="T1">DIA" (DIA mm)</text:span></text:p>
                <text:p text:style-name="P1"><text:span text:style-name="T2"/></text:p>
                <text:p text:style-name="P1"><text:span text:style-name="T1">MBS: ?,??? lbs (??.? kN)</text:span></text:p>
                <text:p text:style-name="P1"><text:span text:style-name="T1">WLL: ?,??? lbs (??.? kN)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layer="layout" svg:width="8.889cm" svg:height="2.032cm" svg:x="1cm" svg:y="20.558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>
              <table:table-cell table:style-name="ce3">
                <text:p text:style-name="P1"><text:span text:style-name="T1">BRAND</text:span></text:p>
                <text:p text:style-name="P1"><text:span text:style-name="T1">PRODUCT LINE</text:span></text:p>
                <text:p text:style-name="P1"><text:span text:style-name="T1">SKU</text:span></text:p>
              </table:table-cell>
              <table:table-cell table:style-name="ce2">
                <text:p text:style-name="P1"><text:span text:style-name="T1">MATERIAL</text:span></text:p>
                <text:p text:style-name="P1"><text:span text:style-name="T1">DIA" (DIA mm)</text:span></text:p>
                <text:p text:style-name="P1"><text:span text:style-name="T2"/></text:p>
                <text:p text:style-name="P1"><text:span text:style-name="T1">MBS: ?,??? lbs (??.? kN)</text:span></text:p>
                <text:p text:style-name="P1"><text:span text:style-name="T1">WLL: ?,??? lbs (??.? kN)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layer="measurelines" svg:width="8.889cm" svg:height="2.032cm" svg:x="1cm" svg:y="23.352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>
              <table:table-cell table:style-name="ce3">
                <text:p text:style-name="P1"><text:span text:style-name="T1">BRAND</text:span></text:p>
                <text:p text:style-name="P1"><text:span text:style-name="T1">PRODUCT LINE</text:span></text:p>
                <text:p text:style-name="P1"><text:span text:style-name="T1">SKU</text:span></text:p>
              </table:table-cell>
              <table:table-cell table:style-name="ce2">
                <text:p text:style-name="P1"><text:span text:style-name="T1">MATERIAL</text:span></text:p>
                <text:p text:style-name="P1"><text:span text:style-name="T1">DIA" (DIA mm)</text:span></text:p>
                <text:p text:style-name="P1"><text:span text:style-name="T2"/></text:p>
                <text:p text:style-name="P1"><text:span text:style-name="T1">MBS: ?,??? lbs (??.? kN)</text:span></text:p>
                <text:p text:style-name="P1"><text:span text:style-name="T1">WLL: ?,??? lbs (??.? kN)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" draw:layer="measurelines" svg:width="8.889cm" svg:height="2.032cm" svg:x="11.16cm" svg:y="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>
              <table:table-cell table:style-name="ce3">
                <text:p text:style-name="P1"><text:span text:style-name="T1">BRAND</text:span></text:p>
                <text:p text:style-name="P1"><text:span text:style-name="T1">PRODUCT LINE</text:span></text:p>
                <text:p text:style-name="P1"><text:span text:style-name="T1">SKU</text:span></text:p>
              </table:table-cell>
              <table:table-cell table:style-name="ce2">
                <text:p text:style-name="P2"><text:span text:style-name="T1">MATERIAL</text:span></text:p>
                <text:p text:style-name="P2"><text:span text:style-name="T1">DIA" (DIA mm)</text:span></text:p>
                <text:p text:style-name="P2"><text:span text:style-name="T2"/></text:p>
                <text:p text:style-name="P2"><text:span text:style-name="T1">MBS: ?,??? lbs (??.? kN)</text:span></text:p>
                <text:p text:style-name="P2"><text:span text:style-name="T1">WLL: ?,??? lbs (??.? kN)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" draw:layer="measurelines" svg:width="8.889cm" svg:height="2.032cm" svg:x="11.16cm" svg:y="3.794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>
              <table:table-cell table:style-name="ce1">
                <text:p text:style-name="P1"><text:span text:style-name="T1">BRAND</text:span></text:p>
                <text:p text:style-name="P1"><text:span text:style-name="T1">PRODUCT LINE</text:span></text:p>
                <text:p text:style-name="P1"><text:span text:style-name="T1">SKU</text:span></text:p>
              </table:table-cell>
              <table:table-cell table:style-name="ce2">
                <text:p text:style-name="P1"><text:span text:style-name="T1">MATERIAL</text:span></text:p>
                <text:p text:style-name="P1"><text:span text:style-name="T1">DIA" (DIA mm)</text:span></text:p>
                <text:p text:style-name="P1"><text:span text:style-name="T2"/></text:p>
                <text:p text:style-name="P1"><text:span text:style-name="T1">MBS: ?,??? lbs (??.? kN)</text:span></text:p>
                <text:p text:style-name="P1"><text:span text:style-name="T1">WLL: ?,??? lbs (??.? kN)</text:span></text:p>
              </table:table-cell>
            </table:table-row>
          </table:table>
          <draw:image xlink:href="Pictures/TablePreview1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adornments="9" style:font-pitch="fixed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07:32:49.912227526</meta:creation-date>
    <dc:date>2026-01-14T20:14:20.289020679</dc:date>
    <meta:editing-duration>PT22H46M45S</meta:editing-duration>
    <meta:editing-cycles>7</meta:editing-cycles>
    <meta:generator>LibreOffice/24.2.7.2$Linux_X86_64 LibreOffice_project/420$Build-2</meta:generator>
    <meta:print-date>2026-01-13T21:38:31.998513664</meta:print-date>
    <meta:document-statistic meta:object-count="11"/>
  </office:meta>
</office:document-meta>
</file>